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0e24e"/>
    </style:style>
    <style:style style:name="P2" style:family="paragraph" style:parent-style-name="Standard">
      <style:paragraph-properties fo:text-align="justify" style:justify-single-word="false"/>
      <style:text-properties officeooo:paragraph-rsid="0016a91f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officeooo:rsid="0010e24e" officeooo:paragraph-rsid="0010e24e" style:font-size-asian="12.25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fo:font-style="normal" fo:font-weight="normal" officeooo:rsid="0014496d" officeooo:paragraph-rsid="0010e24e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4pt" officeooo:rsid="0010e24e" officeooo:paragraph-rsid="00170a87" style:font-size-asian="12.25pt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4pt" officeooo:rsid="0010e24e" officeooo:paragraph-rsid="0018907b" style:font-size-asian="12.25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4pt" officeooo:rsid="0010e24e" officeooo:paragraph-rsid="0010e24e" style:font-size-asian="12.25pt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4pt" officeooo:rsid="00177ecb" officeooo:paragraph-rsid="00177ecb" style:font-size-asian="12.25pt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4pt" officeooo:rsid="0018907b" officeooo:paragraph-rsid="0018907b" style:font-size-asian="12.25pt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4pt" officeooo:rsid="001a1f2a" officeooo:paragraph-rsid="001a1f2a" style:font-size-asian="12.25pt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4pt" officeooo:rsid="001bcef8" officeooo:paragraph-rsid="001bcef8" style:font-size-asian="12.25pt" style:font-size-complex="14pt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4pt" officeooo:rsid="001bcef8" officeooo:paragraph-rsid="001d6b7e" style:font-size-asian="12.25pt" style:font-size-complex="14pt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4pt" officeooo:rsid="001d6b7e" officeooo:paragraph-rsid="001d6b7e" style:font-size-asian="12.25pt" style:font-size-complex="14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4pt" officeooo:paragraph-rsid="00170a87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4pt" officeooo:paragraph-rsid="001a1f2a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4b64b" officeooo:paragraph-rsid="0010e24e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6a91f" officeooo:paragraph-rsid="0016a91f"/>
    </style:style>
    <style:style style:name="P18" style:family="paragraph" style:parent-style-name="Standard">
      <style:paragraph-properties fo:text-align="justify" style:justify-single-word="false"/>
      <style:text-properties officeooo:paragraph-rsid="001a1f2a"/>
    </style:style>
    <style:style style:name="P19" style:family="paragraph" style:parent-style-name="Standard">
      <style:paragraph-properties fo:text-align="justify" style:justify-single-word="false"/>
      <style:text-properties officeooo:paragraph-rsid="001bcef8"/>
    </style:style>
    <style:style style:name="P20" style:family="paragraph" style:parent-style-name="Standard">
      <style:paragraph-properties fo:text-align="justify" style:justify-single-word="false"/>
      <style:text-properties officeooo:paragraph-rsid="00170a87"/>
    </style:style>
    <style:style style:name="P21" style:family="paragraph" style:parent-style-name="Standard">
      <style:paragraph-properties fo:text-align="justify" style:justify-single-word="false"/>
      <style:text-properties fo:font-size="14pt" officeooo:paragraph-rsid="00170a87" style:font-size-asian="12.25pt" style:font-size-complex="14pt"/>
    </style:style>
    <style:style style:name="P22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Times New Roman" fo:font-size="14pt" officeooo:rsid="0010e24e" officeooo:paragraph-rsid="001fac50" style:font-size-asian="12.25pt" style:font-size-complex="14pt"/>
    </style:style>
    <style:style style:name="P23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Times New Roman" fo:font-size="14pt" officeooo:rsid="001fac50" officeooo:paragraph-rsid="001fac50" style:font-size-asian="12.25pt" style:font-size-complex="14pt"/>
    </style:style>
    <style:style style:name="P24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Times New Roman" fo:font-size="14pt" officeooo:rsid="00210ad8" officeooo:paragraph-rsid="00210ad8" style:font-size-asian="12.25pt" style:font-size-complex="14pt"/>
    </style:style>
    <style:style style:name="P25" style:family="paragraph" style:parent-style-name="Preformatted_20_Text">
      <style:text-properties style:font-name="Times New Roman" fo:font-size="14pt" style:font-size-asian="14pt" style:font-size-complex="14pt"/>
    </style:style>
    <style:style style:name="P26" style:family="paragraph" style:parent-style-name="Preformatted_20_Text">
      <style:paragraph-properties fo:margin-top="0cm" fo:margin-bottom="0.499cm" style:contextual-spacing="false"/>
      <style:text-properties style:font-name="Times New Roman" fo:font-size="14pt" style:font-size-asian="14pt" style:font-size-complex="1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12aae9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3eb30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14496d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8" style:family="text">
      <style:text-properties fo:font-variant="normal" fo:text-transform="none" fo:color="#000000" style:font-name="Times New Roman" fo:font-size="14pt" fo:letter-spacing="normal" fo:font-style="normal" fo:font-weight="normal" officeooo:rsid="0013eb30"/>
    </style:style>
    <style:style style:name="T9" style:family="text">
      <style:text-properties fo:font-variant="normal" fo:text-transform="none" fo:color="#000000" style:font-name="Times New Roman" fo:font-size="14pt" fo:letter-spacing="normal" fo:font-style="normal" fo:font-weight="normal" officeooo:rsid="0014496d" style:font-size-asian="12.25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variant="normal" fo:text-transform="none" fo:color="#000000" style:font-name="Times New Roman" fo:font-size="14pt" fo:letter-spacing="normal" fo:font-style="normal" fo:font-weight="normal" officeooo:rsid="0014496d"/>
    </style:style>
    <style:style style:name="T11" style:family="text">
      <style:text-properties fo:font-variant="normal" fo:text-transform="none" fo:color="#000000" style:font-name="Times New Roman" fo:font-size="14pt" fo:letter-spacing="normal" fo:font-style="normal" fo:font-weight="normal" officeooo:rsid="0014b64b"/>
    </style:style>
    <style:style style:name="T12" style:family="text">
      <style:text-properties fo:font-variant="normal" fo:text-transform="none" fo:color="#000000" style:font-name="Times New Roman" fo:font-size="14pt" fo:letter-spacing="normal" fo:font-style="normal" fo:font-weight="normal" officeooo:rsid="0016a91f"/>
    </style:style>
    <style:style style:name="T13" style:family="text">
      <style:text-properties fo:font-variant="normal" fo:text-transform="none" fo:color="#000000" style:font-name="Times New Roman" fo:font-size="14pt" fo:letter-spacing="normal" fo:font-weight="normal"/>
    </style:style>
    <style:style style:name="T14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15" style:family="text">
      <style:text-properties fo:font-variant="normal" fo:text-transform="none" fo:color="#000000" style:font-name="Times New Roman1" fo:letter-spacing="normal" fo:font-style="normal" fo:font-weight="normal" style:font-size-asian="14pt" style:font-size-complex="14pt"/>
    </style:style>
    <style:style style:name="T16" style:family="text">
      <style:text-properties fo:font-variant="normal" fo:text-transform="none" fo:color="#000000" style:font-name="Times New Roman1" fo:letter-spacing="normal" fo:font-style="normal" fo:font-weight="normal" officeooo:rsid="001a1f2a" style:font-size-asian="14pt" style:font-size-complex="14pt"/>
    </style:style>
    <style:style style:name="T17" style:family="text">
      <style:text-properties fo:font-variant="normal" fo:text-transform="none" fo:color="#000000" style:font-name="Times New Roman1" fo:letter-spacing="normal" fo:font-style="normal" fo:font-weight="normal" style:font-size-asian="14pt" style:font-weight-asian="normal" style:font-size-complex="14pt" style:font-weight-complex="normal"/>
    </style:style>
    <style:style style:name="T18" style:family="text">
      <style:text-properties fo:font-variant="normal" fo:text-transform="none" fo:color="#000000" style:font-name="Times New Roman1" fo:letter-spacing="normal" fo:font-style="normal" fo:font-weight="normal" officeooo:rsid="001a1f2a" style:font-size-asian="14pt" style:font-weight-asian="normal" style:font-size-complex="14pt" style:font-weight-complex="normal"/>
    </style:style>
    <style:style style:name="T19" style:family="text">
      <style:text-properties fo:font-variant="normal" fo:text-transform="none" fo:color="#000000" style:font-name="Times New Roman1" fo:font-size="14pt" fo:letter-spacing="normal" fo:font-style="normal" fo:font-weight="normal" style:font-size-asian="14pt" style:font-size-complex="14pt"/>
    </style:style>
    <style:style style:name="T20" style:family="text">
      <style:text-properties fo:font-variant="normal" fo:text-transform="none" fo:color="#000000" style:font-name="Times New Roman1" fo:font-size="14pt" fo:letter-spacing="normal" fo:font-style="normal" fo:font-weight="normal" officeooo:rsid="001a1f2a" style:font-size-asian="14pt" style:font-size-complex="14pt"/>
    </style:style>
    <style:style style:name="T21" style:family="text">
      <style:text-properties fo:font-variant="normal" fo:text-transform="none" fo:color="#000000" style:font-name="Times New Roman1" fo:font-size="14pt" fo:letter-spacing="normal" fo:font-style="normal" fo:font-weight="normal" officeooo:rsid="001bcef8" style:font-size-asian="14pt" style:font-size-complex="14pt"/>
    </style:style>
    <style:style style:name="T22" style:family="text">
      <style:text-properties fo:font-variant="normal" fo:text-transform="none" fo:color="#606090" style:text-line-through-style="none" style:text-line-through-type="none" style:font-name="Times New Roman1" fo:font-size="14pt" fo:letter-spacing="normal" fo:font-style="normal" style:text-underline-style="none" fo:font-weight="bold" style:text-blinking="false" style:font-size-asian="14pt" style:font-size-complex="14pt"/>
    </style:style>
    <style:style style:name="T23" style:family="text">
      <style:text-properties style:font-name="Times New Roman" fo:font-size="14pt" fo:font-style="normal" fo:font-weight="normal" officeooo:rsid="0013eb30" style:font-size-asian="12.25pt" style:font-style-asian="normal" style:font-weight-asian="normal" style:font-size-complex="14pt" style:font-style-complex="normal" style:font-weight-complex="normal"/>
    </style:style>
    <style:style style:name="T24" style:family="text">
      <style:text-properties style:font-name="Times New Roman" fo:font-size="14pt" officeooo:rsid="0010e24e" style:font-size-asian="12.25pt" style:font-size-complex="14pt"/>
    </style:style>
    <style:style style:name="T25" style:family="text">
      <style:text-properties style:font-name="Times New Roman" fo:font-size="14pt" officeooo:rsid="001bcef8" style:font-size-asian="14pt" style:font-size-complex="14pt"/>
    </style:style>
    <style:style style:name="T26" style:family="text">
      <style:text-properties officeooo:rsid="00170a87"/>
    </style:style>
    <style:style style:name="T27" style:family="text">
      <style:text-properties officeooo:rsid="00177ecb"/>
    </style:style>
    <style:style style:name="T28" style:family="text">
      <style:text-properties officeooo:rsid="0018907b"/>
    </style:style>
    <style:style style:name="T29" style:family="text">
      <style:text-properties officeooo:rsid="0010e24e" style:font-size-asian="12.25pt" style:font-size-complex="14pt"/>
    </style:style>
    <style:style style:name="T30" style:family="text">
      <style:text-properties officeooo:rsid="001a1f2a" style:font-size-asian="12.25pt" style:font-size-complex="14pt"/>
    </style:style>
    <style:style style:name="T31" style:family="text">
      <style:text-properties fo:font-size="14pt" officeooo:rsid="001bcef8" style:font-size-asian="12.25pt" style:font-size-complex="14pt"/>
    </style:style>
    <style:style style:name="T32" style:family="text">
      <style:text-properties officeooo:rsid="001a1f2a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1d6b7e" style:font-weight-asian="bold" style:font-weight-complex="bold"/>
    </style:style>
    <style:style style:name="T35" style:family="text">
      <style:text-properties fo:font-weight="bold" officeooo:rsid="001fac50" style:font-weight-asian="bold" style:font-weight-complex="bold"/>
    </style:style>
    <style:style style:name="T36" style:family="text">
      <style:text-properties officeooo:rsid="001bcef8"/>
    </style:style>
    <style:style style:name="T37" style:family="text">
      <style:text-properties officeooo:rsid="001d6b7e"/>
    </style:style>
    <style:style style:name="T38" style:family="text">
      <style:text-properties officeooo:rsid="001fac5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tab/><text:span text:style-name="T34">1.2 Изучение команд для работы с файловой системой</text:span></text:p>
      <text:p text:style-name="P20"/>
      <text:p text:style-name="P20"><text:span text:style-name="T24"><text:tab/></text:span><text:span text:style-name="T25">ls – </text:span><text:span text:style-name="T19">выводит содержимое каталога.</text:span></text:p>
      <text:p text:style-name="P5"><text:tab/><text:span text:style-name="T26">Синтаксис запуска команды ls:</text:span></text:p>
      <text:p text:style-name="P5"><text:tab/><text:span text:style-name="T26">ls [OPTION]... [FILE]...</text:span></text:p>
      <text:p text:style-name="P5"><text:tab/><text:span text:style-name="T26">Основные опции:</text:span></text:p>
      <text:p text:style-name="P5"><text:tab/>-<text:span text:style-name="T26">l использует длинный формат вывода;</text:span></text:p>
      <text:p text:style-name="P5"><text:tab/>-<text:span text:style-name="T26">a отображает также скрытые файлы;</text:span></text:p>
      <text:p text:style-name="P5"><text:tab/>-<text:span text:style-name="T26">R рекурсивно отображает также содержимое подкаталогов.</text:span></text:p>
      <text:p text:style-name="P5"/>
      <text:p text:style-name="P5"><text:tab/><text:span text:style-name="T37">сd – изменить рабочий каталог.</text:span></text:p>
      <text:p text:style-name="P5"><text:tab/><text:span text:style-name="T26">Cинтаксис запуска команды cd:</text:span></text:p>
      <text:p text:style-name="P5"><text:tab/><text:span text:style-name="T26">cd [-L|-Р] [dir]</text:span></text:p>
      <text:p text:style-name="P5"><text:tab/><text:span text:style-name="T26">Опция - позволяет вернутся в предыдущий каталог.</text:span></text:p>
      <text:p text:style-name="P5"><text:tab/><text:span text:style-name="T27">C опцией -L символические ссылки не игнорируются.</text:span></text:p>
      <text:p text:style-name="P5"><text:tab/><text:span text:style-name="T27">С опцией -P символические ссылки игнорируются.</text:span></text:p>
      <text:p text:style-name="P5"/>
      <text:p text:style-name="P5"><text:tab/><text:span text:style-name="T37">cp – копировать файл.</text:span></text:p>
      <text:p text:style-name="P5"><text:tab/><text:span text:style-name="T27">Синтаксис запуска команды cp:</text:span></text:p>
      <text:p text:style-name="P8"><text:s text:c="10"/>cp [OPTION]... [-T] SOURCE DEST</text:p>
      <text:p text:style-name="P8"><text:s text:c="10"/>cp [OPTION]... SOURCE... DIRECTORY</text:p>
      <text:p text:style-name="P8"><text:s text:c="10"/>cp [OPTION]... -t DIRECTORY SOURCE...</text:p>
      <text:p text:style-name="P5"><text:tab/><text:span text:style-name="T27">Основные опции:</text:span></text:p>
      <text:p text:style-name="P5"><text:tab/>-<text:span text:style-name="T27">l создать жесткую ссылку вместо копирования;</text:span></text:p>
      <text:p text:style-name="P5"><text:tab/>-<text:span text:style-name="T27">s создать символическую ссылку вместо копирования;</text:span></text:p>
      <text:p text:style-name="P5"><text:tab/>-<text:span text:style-name="T27">R копировать подпапки рекурсивно.</text:span></text:p>
      <text:p text:style-name="P5"/>
      <text:p text:style-name="P5"><text:tab/><text:span text:style-name="T37">mv – переместить (переименовать) файл.</text:span></text:p>
      <text:p text:style-name="P5"><text:tab/><text:span text:style-name="T28">Синтаксис запуска команды mv:</text:span></text:p>
      <text:p text:style-name="P6"><text:tab/><text:span text:style-name="T28">mv [OPTION]... [-T] SOURCE DEST</text:span></text:p>
      <text:p text:style-name="P9"><text:s text:c="7"/><text:tab/>mv [OPTION]... SOURCE... DIRECTORY</text:p>
      <text:p text:style-name="P9"><text:s text:c="7"/><text:tab/>mv [OPTION]... -t DIRECTORY SOURCE...</text:p>
      <text:p text:style-name="P5"><text:tab/><text:span text:style-name="T28">Основные опции:</text:span></text:p>
      <text:p text:style-name="P5"><text:tab/>-<text:span text:style-name="T28">f не предупреждать если DEST уже существует и будет перезаписан;</text:span></text:p>
      <text:p text:style-name="P14"><text:span text:style-name="T29"><text:tab/></text:span><text:span text:style-name="T17">-v, --verbose </text:span><text:span text:style-name="T18">в</text:span><text:span text:style-name="T15">ыдавать имя каждого файла перед его переносом;</text:span></text:p>
      <text:p text:style-name="P14"><text:span text:style-name="T15"><text:tab/>-</text:span><text:span text:style-name="T16">b если DEST уже существует, то будет создана резервная копия.</text:span></text:p>
      <text:p text:style-name="P5"><text:tab/></text:p>
      <text:p text:style-name="P5"><text:tab/><text:span text:style-name="T37">rm – <text:s/>удалить файл.</text:span></text:p>
      <text:p text:style-name="P5"><text:tab/><text:span text:style-name="T32">Cинтаксис запуска команды rm:</text:span></text:p>
      <text:p text:style-name="P10"><text:tab/>rm [OPTION]... FILE...</text:p>
      <text:p text:style-name="P10"><text:tab/>Основные опции:</text:p>
      <text:p text:style-name="P10"><text:tab/>-r рекурсивно удалять вложенные подкаталоги;</text:p>
      <text:p text:style-name="P15"><text:span text:style-name="T30"><text:tab/>-f н</text:span><text:span text:style-name="T15">е запрашивать подтверждения операции. Не выдавать диагностических сообщений. Не возвращать код ошибочного завершения, если ошибки были вызваны несуществующими файлами;</text:span></text:p>
      <text:p text:style-name="P18"><text:soft-page-break/><text:span text:style-name="T19"><text:tab/>-</text:span><text:span text:style-name="T20">d у</text:span><text:span text:style-name="T19">далять каталоги с помощью системного вызова </text:span><text:a xlink:type="simple" xlink:href="http://www.opennet.ru/cgi-bin/opennet/man.cgi?topic=unlink&amp;category=2"><text:span text:style-name="T22">unlink</text:span></text:a><text:span text:style-name="T19"> вместо </text:span><text:a xlink:type="simple" xlink:href="http://www.opennet.ru/cgi-bin/opennet/man.cgi?topic=rmdir&amp;category=2"><text:span text:style-name="T22">rmdir</text:span></text:a><text:span text:style-name="T19">, и не требовать, чтобы каталог был пуст перед его разлинковкой. Работает только если у вас есть соответствующие привилегии. </text:span></text:p>
      <text:p text:style-name="P18"/>
      <text:p text:style-name="P18"><text:tab/><text:span text:style-name="T36">m</text:span><text:span text:style-name="T31">kdir – создает каталог.</text:span></text:p>
      <text:p text:style-name="P18"><text:span text:style-name="T19"><text:tab/></text:span><text:span text:style-name="T20">Синтаксис запуска команды mkdir:</text:span></text:p>
      <text:p text:style-name="P19"><text:span text:style-name="T20"><text:tab/></text:span><text:span text:style-name="T21">mkdir [OPTIONS] DIRECTORY</text:span></text:p>
      <text:p text:style-name="P5"><text:tab/><text:span text:style-name="T36">Основные опции:</text:span></text:p>
      <text:p text:style-name="P11"><text:tab/>-m права, --mode=права устанавливает права доступа к создаваемым каталогам;</text:p>
      <text:p text:style-name="P11"><text:tab/>-p, --parents cоздает недостающие родительские каталоги для каждого указанного каталога;</text:p>
      <text:p text:style-name="P11"><text:tab/>--verbose выдавать сообщение для каждого создаваемого каталога.</text:p>
      <text:p text:style-name="P11"/>
      <text:p text:style-name="P11"><text:tab/>rmdir<text:tab/>– удаляет пустые каталоги.</text:p>
      <text:p text:style-name="P11"><text:tab/>Cинтаксис запуска команды rmdir:</text:p>
      <text:p text:style-name="P11"><text:tab/>rmdir [options] DIRECTORY</text:p>
      <text:p text:style-name="P11"><text:tab/>Основные опции:</text:p>
      <text:p text:style-name="P11"><text:tab/>-p если каталог включает более, чем один компонент пути, то удаляется каталог, затем убирается последний компонент пути и удаляется получившийся каталог и т. д. до тех пор, пока все компоненты не будут удалены. </text:p>
      <text:p text:style-name="P11"/>
      <text:p text:style-name="P11"><text:tab/>pwd – название текущего рабочего каталога.</text:p>
      <text:p text:style-name="P11"><text:tab/>Синтаксис запуска команды pwd:</text:p>
      <text:p text:style-name="P11"><text:tab/>pwd [OPTIONS]</text:p>
      <text:p text:style-name="P11"><text:tab/>Основные опции:</text:p>
      <text:p text:style-name="P11"><text:tab/>-L cледовать за символическими ссылками;</text:p>
      <text:p text:style-name="P11"><text:tab/>-P избегать символических ссылок.</text:p>
      <text:p text:style-name="P11"/>
      <text:p text:style-name="P11"><text:tab/>more – <text:s/>выдать содержимое текстового файла на экран порциями.</text:p>
      <text:p text:style-name="P11"><text:tab/>Синтаксис запуска команды more:</text:p>
      <text:p text:style-name="P12"><text:tab/><text:span text:style-name="T37">more [-dlfpcsu] [-num] [+/pattern] [+linenum] [file …]</text:span></text:p>
      <text:p text:style-name="P12"><text:tab/><text:span text:style-name="T37">Основные опции:</text:span></text:p>
      <text:p text:style-name="P12"><text:tab/><text:span text:style-name="T37">-c ощищает экран перед выводом, перерисовывает экран вместо проматывания для большей производительности;</text:span></text:p>
      <text:p text:style-name="P13"><text:tab/>-num задает размер экрана в количестве строк;</text:p>
      <text:p text:style-name="P13"><text:tab/>-s несколько пустых строк подряд сжимаются в одну.</text:p>
      <text:p text:style-name="P13"/>
      <text:p text:style-name="P13"><text:tab/><text:span text:style-name="T33">1.3 Изучение опций компилятора GCC.</text:span></text:p>
      <text:p text:style-name="P12"/>
      <text:p text:style-name="P12"><text:tab/><text:span text:style-name="T37">GCC – комплиятор языков С и С++ проэкта GNU.</text:span></text:p>
      <text:p text:style-name="P5"><text:tab/>Синтаксис аргументов запуска для gcc:<text:tab/> <text:s text:c="6"/></text:p>
      <text:p text:style-name="P3"><text:tab/>gcc [-c|-S|-E] [-std=standard] </text:p>
      <text:p text:style-name="P3"><text:s text:c="11"/>[-g] [-pg] [-Olevel] </text:p>
      <text:p text:style-name="P3"><text:s text:c="11"/>[-Wwarn...] [-Wpedantic] </text:p>
      <text:p text:style-name="P3"><text:soft-page-break/><text:s text:c="11"/>[-Idir...] [-Ldir...] </text:p>
      <text:p text:style-name="P3"><text:s text:c="11"/>[-Dmacro[=defn]...] [-Umacro] </text:p>
      <text:p text:style-name="P3"><text:s text:c="11"/>[-foption...] [-mmachine-option...] </text:p>
      <text:p text:style-name="P3"><text:s text:c="11"/>[-o outfile] [@file] infile...</text:p>
      <text:p text:style-name="P3"><text:tab/>Overall options для компилятора gcc:</text:p>
      <text:p text:style-name="P3"><text:tab/>-c gcc создает объектные файлы, но не производит линковку;</text:p>
      <text:p text:style-name="P3"><text:tab/>-S gcc транслирует исходные тексты в программу на ассемблере;</text:p>
      <text:p text:style-name="P3"><text:tab/>-E gcc производит только препроцессинг исходных текстов;</text:p>
      <text:p text:style-name="P3"><text:tab/>-o <text:span text:style-name="T1">file </text:span><text:span text:style-name="T2">gcc создает исполняемый файл с именем </text:span><text:span text:style-name="T1">file;</text:span></text:p>
      <text:p text:style-name="P3"><text:span text:style-name="T1"><text:tab/>-</text:span><text:span text:style-name="T3">pipe gcc во время компиляции использует пайпы вместо временных файлов;</text:span></text:p>
      <text:p text:style-name="P3"><text:span text:style-name="T3"><text:tab/>-</text:span><text:span text:style-name="T4">pass-exit-code при запуске gcc без этого ключа в случае ошибки компиляции gcc возвращает 1, с этим ключем gcc возвращает </text:span><text:span text:style-name="T5">максимальное из значений результатов каждой стадии компиляции;</text:span></text:p>
      <text:p text:style-name="P1"><text:span text:style-name="T23"><text:tab/></text:span><text:span text:style-name="Source_20_Text"><text:span text:style-name="T7">-x </text:span></text:span><text:span text:style-name="Variable"><text:span text:style-name="T7">language </text:span></text:span><text:span text:style-name="Variable"><text:span text:style-name="T8">явно определяет язык программирования для исходных файлов указанных после этой опции, вместо того чтобы gcc определял язык используя расширение файлов, данная опция действует до следующего употребления опции -x. Возможные варианты языков:</text:span></text:span></text:p>
      <text:p text:style-name="P25"><text:s text:c="10"/>c <text:s/>c-header <text:s/>cpp-output</text:p>
      <text:p text:style-name="P25"><text:s text:c="10"/>c++ <text:s/>c++-header <text:s/>c++-cpp-output</text:p>
      <text:p text:style-name="P25"><text:s text:c="10"/>objective-c <text:s/>objective-c-header <text:s/>objective-c-cpp-output</text:p>
      <text:p text:style-name="P25"><text:s text:c="10"/>objective-c++ objective-c++-header objective-c++-cpp-output</text:p>
      <text:p text:style-name="P25"><text:s text:c="10"/>assembler <text:s/>assembler-with-cpp</text:p>
      <text:p text:style-name="P25"><text:s text:c="10"/>ada</text:p>
      <text:p text:style-name="P25"><text:s text:c="10"/>f77 <text:s/>f77-cpp-input f95 <text:s/>f95-cpp-input</text:p>
      <text:p text:style-name="P25"><text:s text:c="10"/>go</text:p>
      <text:p text:style-name="P26"><text:s text:c="10"/>java</text:p>
      <text:p text:style-name="P3"><text:span text:style-name="T5"><text:tab/>-v </text:span><text:span text:style-name="T6">выводит</text:span><text:span text:style-name="T5"> в stderr команды выполненные для запуска каждой из стадий компиляции, </text:span><text:span text:style-name="T6">также ввыодит информацию о версии компилятора, линковщика, препроцессора, параметры с какими был собран gcc и т. д.;</text:span></text:p>
      <text:p text:style-name="P4"><text:tab/>-### тоже самое что и -v, но не выводит команды для запуска каждой из стадий;</text:p>
      <text:p text:style-name="P1"><text:span text:style-name="Source_20_Text"><text:span text:style-name="T9"><text:tab/></text:span></text:span><text:span text:style-name="Source_20_Text"><text:span text:style-name="T14">--help={</text:span></text:span><text:span text:style-name="Variable"><text:span text:style-name="T13">class</text:span></text:span><text:span text:style-name="T7">|[</text:span><text:span text:style-name="Source_20_Text"><text:span text:style-name="T14">^</text:span></text:span><text:span text:style-name="T7">]</text:span><text:span text:style-name="Variable"><text:span text:style-name="T13">qualifier</text:span></text:span><text:span text:style-name="Source_20_Text"><text:span text:style-name="T14">}</text:span></text:span><text:span text:style-name="T7">[</text:span><text:span text:style-name="Source_20_Text"><text:span text:style-name="T14">,...</text:span></text:span><text:span text:style-name="T7">] </text:span><text:span text:style-name="T10">отображает описание опций gcc, которые разбиты на классы</text:span><text:span text:style-name="T11">;</text:span></text:p>
      <text:p text:style-name="P16"><text:tab/>--target-help выводит описание команд для каждой из поддерживаемых архитектур, ОС и форматов файлов;</text:p>
      <text:p text:style-name="P16"><text:tab/>--version выводит версию gcc;</text:p>
      <text:p text:style-name="P16"><text:tab/>-wrapper запускает все подпрограммы gcc в программе обвертке указанной после опции -wrapper, аргументы программе обвертке указываются через запятую;</text:p>
      <text:p text:style-name="P2"><text:span text:style-name="T11"><text:tab/></text:span><text:span text:style-name="T12">-fplugin=file загружает плагин для gcc из динамической библиотеки;</text:span></text:p>
      <text:p text:style-name="P17"><text:tab/>-fplugin-arg-name-key=value передает аргумент vaulue по ключу key для плагина file;</text:p>
      <text:p text:style-name="P17"><text:tab/>-<text:span text:style-name="T37">O выбор уровня оптимизации, может быть 0, 1, 2, 3, s, fast, g.</text:span></text:p>
      <text:p text:style-name="P16"><text:soft-page-break/></text:p>
      <text:p text:style-name="P3"><text:span text:style-name="T38"><text:tab/></text:span><text:span text:style-name="T35">1.4 Текст написанной программы на языке С</text:span></text:p>
      <text:p text:style-name="P3"><text:tab/></text:p>
      <text:p text:style-name="P22"><text:span text:style-name="T38">#include &lt;stdio.h&gt;</text:span></text:p>
      <text:p text:style-name="P23">#include &lt;stdlib.h&gt;</text:p>
      <text:p text:style-name="P23">#include &lt;time.h&gt;</text:p>
      <text:p text:style-name="P23"/>
      <text:p text:style-name="P23">#define ARRAY_SIZE 25</text:p>
      <text:p text:style-name="P23"/>
      <text:p text:style-name="P23">int cmp_func(const void *a, const void *b){</text:p>
      <text:p text:style-name="P23"><text:s text:c="4"/>return (*(int*)a) &gt; (*(int*)b);</text:p>
      <text:p text:style-name="P23">}</text:p>
      <text:p text:style-name="P23"/>
      <text:p text:style-name="P23">int main(void){</text:p>
      <text:p text:style-name="P23"><text:s text:c="4"/>int arr[ARRAY_SIZE];</text:p>
      <text:p text:style-name="P23"><text:s text:c="4"/>srand(time(NULL));</text:p>
      <text:p text:style-name="P23"><text:s text:c="4"/>for (int i = 0; i &lt; ARRAY_SIZE; ++i){</text:p>
      <text:p text:style-name="P23"><text:tab/>arr[i] = rand() % 25;</text:p>
      <text:p text:style-name="P23"><text:s text:c="4"/>}</text:p>
      <text:p text:style-name="P23"><text:s text:c="4"/>qsort(arr, ARRAY_SIZE, sizeof(int), cmp_func);</text:p>
      <text:p text:style-name="P23"><text:s text:c="4"/>for(int i = 0; i &lt; ARRAY_SIZE; ++i){</text:p>
      <text:p text:style-name="P23"><text:tab/>printf("%d ", arr[i]);</text:p>
      <text:p text:style-name="P23"><text:s text:c="4"/>}</text:p>
      <text:p text:style-name="P23"><text:s text:c="4"/>printf("\n");</text:p>
      <text:p text:style-name="P23"><text:s text:c="4"/>return 0;</text:p>
      <text:p text:style-name="P23">}</text:p>
      <text:p text:style-name="P23"/>
      <text:p text:style-name="P24">Программа была скомпилирована следующей командой:</text:p>
      <text:p text:style-name="P24">gcc -std=c99 -o arrays arrays.c</text:p>
      <text:p text:style-name="P24">Результат работы программы:</text:p>
      <text:p text:style-name="P24">2 4 4 5 8 8 8 8 10 10 10 10 11 14 15 15 16 17 18 20 21 22 22 24 24 </text:p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2T16:08:15.804417428</meta:creation-date>
    <dc:date>2014-09-14T12:08:31.631293841</dc:date>
    <meta:editing-duration>PT29M1S</meta:editing-duration>
    <meta:editing-cycles>4</meta:editing-cycles>
    <meta:generator>LibreOffice/4.2.6.3$Linux_X86_64 LibreOffice_project/420m0$Build-3</meta:generator>
    <meta:document-statistic meta:table-count="0" meta:image-count="0" meta:object-count="0" meta:page-count="4" meta:paragraph-count="127" meta:word-count="776" meta:character-count="5946" meta:non-whitespace-character-count="4931"/>
  </office:meta>
</office:document-meta>
</file>